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4.6665in"/>
    </style:style>
    <style:style style:name="co13" style:family="table-column">
      <style:table-column-properties fo:break-before="auto" style:column-width="5.0854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5.8783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8.3661in"/>
    </style:style>
    <style:style style:name="co20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Bee</text:p>
          </table:table-cell>
          <table:table-cell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6T19:57:06.676393909</dc:date>
    <meta:editing-duration>PT13H12M13S</meta:editing-duration>
    <meta:editing-cycles>131</meta:editing-cycles>
    <meta:document-statistic meta:table-count="9" meta:cell-count="844" meta:object-count="0"/>
  </office:meta>
</office:document-meta>
</file>